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3cm" fo:padding-bottom="0.03cm" fo:padding-left="0.05cm" fo:padding-right="0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17cm"/>
    </style:style>
    <style:style style:name="gr6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cm"/>
    </style:style>
    <style:style style:name="gr11" style:family="graphic" style:parent-style-name="standard">
      <style:graphic-properties draw:stroke="none" draw:fill="none" fo:min-height="1.94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5cm" fo:min-width="14.4cm"/>
    </style:style>
    <style:style style:name="gr1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6cm" fo:min-width="9.059cm"/>
    </style:style>
    <style:style style:name="gr16" style:family="graphic" style:parent-style-name="standard">
      <style:graphic-properties svg:stroke-color="#000080" draw:textarea-horizontal-align="center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6pt"/>
    </style:style>
    <style:style style:name="P6" style:family="paragraph">
      <style:text-properties fo:color="#000080"/>
    </style:style>
    <style:style style:name="P7" style:family="paragraph">
      <style:paragraph-properties fo:margin-left="0cm" fo:margin-right="0cm" fo:text-indent="0cm"/>
      <style:text-properties fo:color="#000080"/>
    </style:style>
    <style:style style:name="P8" style:family="paragraph">
      <style:text-properties fo:font-size="13pt"/>
    </style:style>
    <style:style style:name="T1" style:family="text">
      <style:text-properties fo:font-size="6pt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style:style style:name="T4" style:family="text">
      <style:text-properties fo:color="#000080"/>
    </style:style>
    <style:style style:name="T5" style:family="text">
      <style:text-properties fo:color="#ff0000"/>
    </style:style>
    <style:style style:name="T6" style:family="text">
      <style:text-properties fo:font-size="3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80" fo:font-size="6pt"/>
    </style:style>
    <style:style style:name="T9" style:family="text">
      <style:text-properties fo:color="#ff0000" fo:font-size="6pt"/>
    </style:style>
    <style:style style:name="T10" style:family="text">
      <style:text-properties fo:font-size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3.5cm" svg:height="5cm" svg:x="4.5cm" svg:y="4.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4cm" svg:height="0.299cm" svg:x="4.737cm" svg:y="4.911cm">
          <draw:text-box>
            <text:p text:style-name="P2"><text:span text:style-name="T1">Classifier</text:span></text:p>
          </draw:text-box>
        </draw:frame>
        <draw:line draw:style-name="gr3" draw:text-style-name="P1" draw:layer="layout" svg:x1="4.5cm" svg:y1="5.4cm" svg:x2="8cm" svg:y2="5.4cm">
          <text:p text:style-name="P2"/>
        </draw:line>
        <draw:frame draw:style-name="gr4" draw:layer="layout" svg:width="3.535cm" svg:height="2.203cm" svg:x="4.5cm" svg:y="5.4cm">
          <draw:text-box>
            <text:p text:style-name="P2">Train( Data* )</text:p>
            <text:p text:style-name="P2">GetMvaValue(Event*)</text:p>
            <text:p text:style-name="P2">WriteWeightsToStream( ostream )</text:p>
            <text:p text:style-name="P2">ReadWeightsFromStream( ostream)</text:p>
            <text:p text:style-name="P2">MakeClass( ostream )</text:p>
            <text:p text:style-name="P2"/>
            <text:p text:style-name="P2"><text:span text:style-name="T2">other methods:</text:span></text:p>
            <text:p text:style-name="P2"><text:span text:style-name="T3">const Ranking* GetRanking()</text:span></text:p>
            <text:p text:style-name="P2"><text:span text:style-name="T3">PrintHelpMessage()</text:span></text:p>
          </draw:text-box>
        </draw:frame>
        <draw:frame draw:style-name="gr5" draw:text-style-name="P2" draw:layer="layout" svg:width="3.317cm" svg:height="4.107cm" svg:x="1.183cm" svg:y="4.5cm">
          <draw:text-box>
            <text:p text:style-name="P2">Perhaps we give a pointer</text:p>
            <text:p text:style-name="P2">to data in the train command</text:p>
            <text:p text:style-name="P2">rather than letting the classifier</text:p>
            <text:p text:style-name="P2">know about the data it trains on???</text:p>
            <text:p text:style-name="P2"><text:span text:style-name="T4"/></text:p>
            <text:p text:style-name="P2"><text:span text:style-name="T4">the trainable classifier should only know about the data it is supposed to train on.</text:span></text:p>
            <text:p text:style-name="P2"><text:span text:style-name="T4"/></text:p>
            <text:p text:style-name="P2"><text:span text:style-name="T5">No, I think it would be perfectly fine to tell it a pointer to the DataSet (not keeping the pointer as a member variable). The classifier should know ONLY about the applied cuts,transformation etc...</text:span></text:p>
          </draw:text-box>
        </draw:frame>
        <draw:line draw:style-name="gr3" draw:text-style-name="P1" draw:layer="layout" svg:x1="4.5cm" svg:y1="8.4cm" svg:x2="8cm" svg:y2="8.4cm">
          <text:p text:style-name="P2"/>
        </draw:line>
        <draw:line draw:style-name="gr6" draw:text-style-name="P1" draw:layer="layout" svg:x1="4cm" svg:y1="5cm" svg:x2="5cm" svg:y2="5.5cm">
          <text:p text:style-name="P2"/>
        </draw:line>
        <draw:custom-shape draw:style-name="gr7" draw:text-style-name="P1" draw:layer="layout" svg:width="4cm" svg:height="2.5cm" svg:x="2cm" svg:y="0cm">
          <text:p text:style-name="P2"/>
          <draw:enhanced-geometry svg:viewBox="0 0 21600 21600" draw:type="rectangle" draw:enhanced-path="M 0 0 L 21600 0 21600 21600 0 21600 0 0 Z N"/>
        </draw:custom-shape>
        <draw:frame draw:style-name="gr2" draw:layer="layout" svg:width="0.813cm" svg:height="0.299cm" svg:x="2.313cm" svg:y="0cm">
          <draw:text-box>
            <text:p text:style-name="P2">Factory</text:p>
          </draw:text-box>
        </draw:frame>
        <draw:frame draw:style-name="gr8" draw:layer="layout" svg:width="0.102cm" svg:height="1.005cm" svg:x="2.461cm" svg:y="6.702cm">
          <draw:text-box>
            <text:p text:style-name="P2"/>
          </draw:text-box>
        </draw:frame>
        <draw:frame draw:style-name="gr2" draw:layer="layout" svg:width="2.579cm" svg:height="0.775cm" svg:x="2.07cm" svg:y="0.611cm">
          <draw:text-box>
            <text:p text:style-name="P2">AddClassifier(TClassifier*)</text:p>
            <text:p text:style-name="P2">TrainAllClassifiers()</text:p>
            <text:p text:style-name="P2">TestAllClassifiers</text:p>
          </draw:text-box>
        </draw:frame>
        <draw:frame draw:style-name="gr9" draw:text-style-name="P2" draw:layer="layout" svg:width="0.5cm" svg:height="1.005cm" svg:x="4.5cm" svg:y="1.5cm">
          <draw:text-box>
            <text:p text:style-name="P2"/>
          </draw:text-box>
        </draw:frame>
        <draw:line draw:style-name="gr3" draw:text-style-name="P1" draw:layer="layout" svg:x1="2cm" svg:y1="1.5cm" svg:x2="6cm" svg:y2="1.5cm">
          <text:p text:style-name="P2"/>
        </draw:line>
        <draw:frame draw:style-name="gr2" draw:layer="layout" svg:width="2.045cm" svg:height="0.775cm" svg:x="2.07cm" svg:y="1.611cm">
          <draw:text-box>
            <text:p text:style-name="P2">vector&lt;Classifier*&gt;</text:p>
            <text:p text:style-name="P2">EfficiencyCalculator*</text:p>
            <text:p text:style-name="P2"/>
          </draw:text-box>
        </draw:frame>
        <draw:custom-shape draw:style-name="gr1" draw:text-style-name="P1" draw:id="id1" draw:layer="layout" svg:width="3.5cm" svg:height="5cm" svg:x="1.5cm" svg:y="1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88cm" svg:height="0.299cm" svg:x="1.5cm" svg:y="12.011cm">
          <draw:text-box>
            <text:p text:style-name="P2"><text:span text:style-name="T1">BasicClassifier </text:span><text:span text:style-name="T6">(i.e. DecisionTree,Rule,MLP)</text:span></text:p>
          </draw:text-box>
        </draw:frame>
        <draw:line draw:style-name="gr3" draw:text-style-name="P1" draw:layer="layout" svg:x1="1.5cm" svg:y1="12.5cm" svg:x2="5cm" svg:y2="12.5cm">
          <text:p text:style-name="P2"/>
        </draw:line>
        <draw:frame draw:style-name="gr4" draw:layer="layout" svg:width="3.535cm" svg:height="1.251cm" svg:x="1.5cm" svg:y="12.5cm">
          <draw:text-box>
            <text:p text:style-name="P2">Train( Data* )</text:p>
            <text:p text:style-name="P2">GetMvaValue(Event*)</text:p>
            <text:p text:style-name="P2">WriteWeightsToStream( ostream )</text:p>
            <text:p text:style-name="P2">ReadWeightsFromStream( ostream)</text:p>
            <text:p text:style-name="P2">MakeClass( ostream )</text:p>
          </draw:text-box>
        </draw:frame>
        <draw:line draw:style-name="gr3" draw:text-style-name="P1" draw:layer="layout" svg:x1="1.5cm" svg:y1="15.5cm" svg:x2="5cm" svg:y2="15.5cm">
          <text:p text:style-name="P2"/>
        </draw:line>
        <draw:line draw:style-name="gr6" draw:text-style-name="P1" draw:layer="layout" svg:x1="4.269cm" svg:y1="12.402cm" svg:x2="5.269cm" svg:y2="12.902cm">
          <text:p text:style-name="P2"/>
        </draw:line>
        <draw:custom-shape draw:style-name="gr1" draw:text-style-name="P1" draw:id="id3" draw:layer="layout" svg:width="3.769cm" svg:height="5cm" svg:x="11.231cm" svg:y="12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49cm" svg:height="0.418cm" svg:x="11.551cm" svg:y="12cm">
          <draw:text-box>
            <text:p text:style-name="P2"><text:span text:style-name="T1">CompositeClassifier </text:span></text:p>
            <text:p text:style-name="P2"><text:span text:style-name="T6">(i.e.Committee,BoostedCl.,MultiCut)</text:span></text:p>
          </draw:text-box>
        </draw:frame>
        <draw:line draw:style-name="gr3" draw:text-style-name="P1" draw:layer="layout" svg:x1="11.231cm" svg:y1="12.5cm" svg:x2="14.731cm" svg:y2="12.5cm">
          <text:p text:style-name="P2"/>
        </draw:line>
        <draw:frame draw:style-name="gr4" draw:layer="layout" svg:width="4.386cm" svg:height="1.251cm" svg:x="11.231cm" svg:y="12.5cm">
          <draw:text-box>
            <text:p text:style-name="P2">Train( Data* )</text:p>
            <text:p text:style-name="P2">GetMvaValue(Event*)</text:p>
            <text:p text:style-name="P2">WriteWeightsToStream( ostream )</text:p>
            <text:p text:style-name="P2">ReadWeightsFromStream( ostream)</text:p>
            <text:p text:style-name="P2">MakeClass( ostream ) <text:span text:style-name="T5">(could become tricky..)</text:span></text:p>
          </draw:text-box>
        </draw:frame>
        <draw:line draw:style-name="gr3" draw:text-style-name="P1" draw:layer="layout" svg:x1="11.231cm" svg:y1="15.5cm" svg:x2="14.731cm" svg:y2="15.5cm">
          <text:p text:style-name="P2"/>
        </draw:line>
        <draw:line draw:style-name="gr6" draw:text-style-name="P1" draw:layer="layout" svg:x1="11cm" svg:y1="12.5cm" svg:x2="9.5cm" svg:y2="13cm">
          <text:p text:style-name="P2"/>
        </draw:line>
        <draw:connector draw:style-name="gr3" draw:text-style-name="P1" draw:layer="layout" svg:x1="3.25cm" svg:y1="12cm" svg:x2="6.25cm" svg:y2="9.9cm" draw:start-shape="id1" draw:end-shape="id2" draw:end-glue-point="2">
          <text:p text:style-name="P2"/>
        </draw:connector>
        <draw:connector draw:style-name="gr3" draw:text-style-name="P1" draw:layer="layout" svg:x1="13.115cm" svg:y1="12cm" svg:x2="6.25cm" svg:y2="9.9cm" draw:start-shape="id3" draw:start-glue-point="0" draw:end-shape="id2" draw:end-glue-point="2">
          <text:p text:style-name="P2"/>
        </draw:connector>
        <draw:frame draw:style-name="gr2" draw:layer="layout" svg:width="1.169cm" svg:height="0.299cm" svg:x="5.5cm" svg:y="10.448cm">
          <draw:text-box>
            <text:p text:style-name="P2">inherit from</text:p>
          </draw:text-box>
        </draw:frame>
        <draw:frame draw:style-name="gr2" draw:layer="layout" svg:width="1.88cm" svg:height="0.299cm" svg:x="11.22cm" svg:y="15.511cm">
          <draw:text-box>
            <text:p text:style-name="P2">vector&lt;Classifier*&gt;</text:p>
          </draw:text-box>
        </draw:frame>
        <draw:frame draw:style-name="gr2" draw:layer="layout" svg:width="2.447cm" svg:height="0.537cm" svg:x="11.315cm" svg:y="14cm">
          <draw:text-box>
            <text:p text:style-name="P2">GetClassifier(int)</text:p>
            <text:p text:style-name="P2"><text:span text:style-name="T4">AddClassifier(Classifier*)</text:span></text:p>
          </draw:text-box>
        </draw:frame>
        <draw:frame draw:style-name="gr10" draw:text-style-name="P2" draw:layer="layout" svg:width="4cm" svg:height="3.155cm" svg:x="5.5cm" svg:y="12.5cm">
          <draw:text-box>
            <text:p text:style-name="P2">Train:Will loop over all classifiers, train them and know how to combine afterwards. i.e. </text:p>
            <text:p text:style-name="P2"><text:span text:style-name="T7">MultiCuts: </text:span>Use the one releveant for a particulary event. </text:p>
            <text:p text:style-name="P2"><text:span text:style-name="T7">Boosting: </text:span>Train one after the other applying the boost weights</text:p>
            <text:p text:style-name="P2">Committee: Use majority vote</text:p>
            <text:p text:style-name="P2"><text:span text:style-name="T7"><text:s/></text:span><text:span text:style-name="T7">AdvancedCommittee (or generalized RuleFit):</text:span> Fit linear combination of individually trained classifiers to get best performance...</text:p>
            <text:p text:style-name="P2">e.t.c.</text:p>
          </draw:text-box>
        </draw:frame>
        <draw:frame draw:style-name="gr11" draw:text-style-name="P5" draw:layer="layout" svg:width="17.645cm" svg:height="2.203cm" svg:x="8.355cm" svg:y="0.5cm">
          <draw:text-box>
            <text:p text:style-name="P4"><text:span text:style-name="T8">- question: I know that Fisher performs good in a region, so I want to use i.e. BDT using Fisher in that region -&gt; BDT( Variables: a, b, c, d=[Cuts:(a&lt;5),(a&gt;2):Fisher()] )</text:span></text:p>
            <text:p text:style-name="P4"><text:span text:style-name="T8">--&gt; first, fisher is trained within the cuts a&lt;5 and a&gt;2, BDT is then trained with a,b,c,d.</text:span></text:p>
            <text:p text:style-name="P4"><text:span text:style-name="T8">Fine for the region within the cut, but how should treat BDT the region outside of the cut for d?</text:span></text:p>
            <text:p text:style-name="P4"><text:span text:style-name="T9"/></text:p>
            <text:p text:style-name="P4"><text:span text:style-name="T8">More complex example: <text:s/>BDT( Variables: a,b,c,d=[Cuts:(a&lt;5),(a&gt;2):Fisher(), Cuts:(b&gt;3),(a&gt;5),(c&gt;8):NeuronalNet, Cuts:(c&lt;2):FDA(some formula) )</text:span></text:p>
            <text:p text:style-name="P4"><text:span text:style-name="T8">for the regions where d is defined, this will be easy, .. but what shall BDT train on for regions outside? ... we might have to give a default value for the regions which are outside of all cuts.</text:span></text:p>
            <text:p text:style-name="P4"><text:span text:style-name="T8"/></text:p>
            <text:p text:style-name="P4"><text:span text:style-name="T9">Sorry... But I think this is absolutely academic and should not be treated. Maybe I'm wrong but then let me know a “real use case” for such a situation where s.th. like this actually makes sense </text:span></text:p>
          </draw:text-box>
        </draw:frame>
        <draw:line draw:style-name="gr12" draw:text-style-name="P1" draw:layer="layout" svg:x1="16cm" svg:y1="15cm" svg:x2="15cm" svg:y2="14cm">
          <text:p text:style-name="P2"/>
        </draw:line>
        <draw:frame draw:style-name="gr2" draw:text-style-name="P6" draw:layer="layout" svg:width="8.124cm" svg:height="3.393cm" svg:x="16cm" svg:y="15.536cm">
          <draw:text-box>
            <text:p text:style-name="P2"><text:span text:style-name="T4">I think the “Make Class” is solvable, </text:span></text:p>
            <text:p text:style-name="P2"><text:span text:style-name="T4">We will build up a tree structure, so each </text:span></text:p>
            <text:p text:style-name="P2"><text:span text:style-name="T4">subpart of the classifier has to know only about</text:span></text:p>
            <text:p text:style-name="P2"><text:span text:style-name="T4">his part of work. </text:span></text:p>
            <text:p text:style-name="P2"><text:span text:style-name="T4">For the regions where he delegates the classification</text:span></text:p>
            <text:p text:style-name="P2"><text:span text:style-name="T4">or where he uses the classification of other classifiiers as </text:span></text:p>
            <text:p text:style-name="P2"><text:span text:style-name="T4">input we “simply” have to call the “MakeClass” of this</text:span></text:p>
            <text:p text:style-name="P2"><text:span text:style-name="T4">sub-classifier. ... and these classifiers might call “makeClass”</text:span></text:p>
            <text:p text:style-name="P2"><text:span text:style-name="T4">of their subclassifiers again. </text:span></text:p>
            <text:p text:style-name="P2"><text:span text:style-name="T5">Well.. but for example, a DecsionTree needs to write all the functionality</text:span></text:p>
            <text:p text:style-name="P2"><text:span text:style-name="T5">of a binary tree (e.g.. the concept of nodes etc. Currently that's simple, it's one</text:span></text:p>
            <text:p text:style-name="P2"><text:span text:style-name="T5">only ONCE for a BDT. If however the Decision Tree doesn't know that it's boosted </text:span></text:p>
            <text:p text:style-name="P2"><text:span text:style-name="T5">(and it shouldn't) then every tree would have to write it's one. BinaryTree class, which</text:span></text:p>
            <text:p text:style-name="P2"><text:span text:style-name="T5">is certainly not very elegant.</text:span></text:p>
          </draw:text-box>
        </draw:frame>
        <draw:frame draw:style-name="gr13" draw:text-style-name="P7" draw:layer="layout" svg:width="15.753cm" svg:height="4.345cm" svg:x="10.747cm" svg:y="3cm">
          <draw:text-box>
            <text:p text:style-name="P2"><text:span text:style-name="T4">We need some controlling object which is able to build up a tree of classifiers by parsing the input-string. (is this the factory's work?) </text:span></text:p>
            <text:p text:style-name="P2"><text:span text:style-name="T4"/></text:p>
            <text:p text:style-name="P2"><text:span text:style-name="T5">Such a wrapper is certainly possible. To start I'd actually perfer to have explicit Composites representing “MultiCuts”, “Commettee”, “RuleFitLike” kind of <text:s/>“hardcoded”. </text:span></text:p>
            <text:p text:style-name="P2"><text:span text:style-name="T5">THEN if one wants, you could invent a “language” as Andreas previously proposed for the Committee (which I personally don't find important) which would </text:span></text:p>
            <text:p text:style-name="P2"><text:span text:style-name="T5">translate into the necessary “new Classifier(... ) commands. I'd find it much more “transparent” and only very little more cumbersome to do:</text:span></text:p>
            <text:p text:style-name="P2"><text:span text:style-name="T5">maybe something that would allow to do things like this:</text:span></text:p>
            <text:p text:style-name="P2"><text:span text:style-name="T5"/></text:p>
            <text:p text:style-name="P2"><text:span text:style-name="T5">TMVAvariable var1 = x; // a veriable from the tree</text:span></text:p>
            <text:p text:style-name="P2"><text:span text:style-name="T5">TMVAvariable var2 = y; // another variable from the tree</text:span></text:p>
            <text:p text:style-name="P2"><text:span text:style-name="T5">factory.AddVariable(var1);</text:span></text:p>
            <text:p text:style-name="P2"><text:span text:style-name="T5">factory.AddVariable(var2);</text:span></text:p>
            <text:p text:style-name="P2"><text:span text:style-name="T5">Int_t ifisher = factory.Add(new Fisher(...));</text:span></text:p>
            <text:p text:style-name="P2"><text:span text:style-name="T5">factory.TrainClassifier( ifisher ); // would train just the Fisher</text:span></text:p>
            <text:p text:style-name="P2"><text:span text:style-name="T5"/></text:p>
            <text:p text:style-name="P2"><text:span text:style-name="T5">TMVAriable FisherVar = factory.GetClassifier(ifisher)</text:span></text:p>
            <text:p text:style-name="P2"><text:span text:style-name="T5">factory.AddVariable(FisherVar);</text:span></text:p>
            <text:p text:style-name="P2"><text:span text:style-name="T5"/></text:p>
            <text:p text:style-name="P2"><text:span text:style-name="T5">factory.Add(new DecisionTreeClassifier(....) <text:s/>) <text:s text:c="4"/>.... </text:span></text:p>
          </draw:text-box>
        </draw:frame>
        <draw:line draw:style-name="gr14" draw:text-style-name="P1" draw:layer="layout" svg:x1="20cm" svg:y1="4.5cm" svg:x2="20cm" svg:y2="5.5cm">
          <text:p text:style-name="P2"/>
        </draw:line>
        <draw:frame draw:style-name="gr15" draw:text-style-name="P2" draw:layer="layout" svg:width="14cm" svg:height="4.821cm" svg:x="14.5cm" svg:y="7.679cm">
          <draw:text-box>
            <text:p text:style-name="P2"><text:span text:style-name="T4">Actually this makes me think of python: there one could do it somehow like that (without a controller):</text:span></text:p>
            <text:p text:style-name="P2"><text:span text:style-name="T4"/></text:p>
            <text:p text:style-name="P2"><text:span text:style-name="T4">myMVA = BDT(['a','b','c',(cut='a&lt;4&amp;&amp;b&gt;6','FISHER(['a','b'],default=-1),(cut='b&lt;8',NEURONALNET(['a',(cut='b&gt;4','b',default=-1),'c']),default=-1) <text:s/>)</text:span></text:p>
            <text:p text:style-name="P2"><text:span text:style-name="T4">myMVA.Train( myTrainingData )</text:span></text:p>
            <text:p text:style-name="P2"><text:span text:style-name="T4"/></text:p>
            <text:p text:style-name="P2"><text:span text:style-name="T4">classification = []</text:span></text:p>
            <text:p text:style-name="P2"><text:span text:style-name="T4">for events in myEvents:</text:span></text:p>
            <text:p text:style-name="P2"><text:span text:style-name="T4"><text:s text:c="4"/></text:span><text:span text:style-name="T4">classification.append( myMVA.GetMvaValue(event) )</text:span></text:p>
            <text:p text:style-name="P2"><text:span text:style-name="T4"/></text:p>
            <text:p text:style-name="P2"><text:span text:style-name="T4">.. and something like:</text:span></text:p>
            <text:p text:style-name="P2"><text:span text:style-name="T4">myMVA.MakeClass(filestream)</text:span></text:p>
            <text:p text:style-name="P2"><text:span text:style-name="T4"/></text:p>
            <text:p text:style-name="P2"><text:span text:style-name="T4"/></text:p>
            <text:p text:style-name="P2"><text:span text:style-name="T4">--&gt; as a user, I might want to be able to include the classification directly to a tree, and not having to do a GetMvaValue for every event and simply do something like:</text:span></text:p>
            <text:p text:style-name="P2"><text:span text:style-name="T4">myMVA.ClassifyTree( myTree, 'classificationVariable' ) .. where myTree is a tree to be classified (maybe yet wrapped into a Data-structure, .. but maybe that is done by ClassifyTree, .. and 'classificationVariable' is the name of the new variable in the tree)</text:span></text:p>
            <text:p text:style-name="P2"><text:span text:style-name="T4">This method would have to be defined in CompositeClassifier (or even BasicClassifier)</text:span></text:p>
            <text:p text:style-name="P2"/>
            <text:p text:style-name="P2"/>
          </draw:text-box>
        </draw:frame>
        <draw:rect draw:style-name="gr16" draw:text-style-name="P1" draw:layer="layout" svg:width="2.5cm" svg:height="2.5cm" svg:x="11cm" svg:y="8.128cm">
          <text:p text:style-name="P2"/>
        </draw:rect>
        <draw:frame draw:style-name="gr2" draw:layer="layout" svg:width="1.211cm" svg:height="0.299cm" svg:x="11.5cm" svg:y="8.1cm">
          <draw:text-box>
            <text:p text:style-name="P2">TMVAriable</text:p>
          </draw:text-box>
        </draw:frame>
        <draw:line draw:style-name="gr16" draw:text-style-name="P1" draw:layer="layout" svg:x1="11cm" svg:y1="8.628cm" svg:x2="13.5cm" svg:y2="8.628cm">
          <text:p text:style-name="P2"/>
        </draw:line>
        <draw:frame draw:style-name="gr2" draw:text-style-name="P8" draw:layer="layout" svg:width="0.352cm" svg:height="0.573cm" svg:x="12cm" svg:y="7.5cm">
          <draw:text-box>
            <text:p text:style-name="P2"><text:span text:style-name="T10">?</text:span></text:p>
          </draw:text-box>
        </draw:frame>
        <draw:line draw:style-name="gr3" draw:text-style-name="P1" draw:layer="layout" svg:x1="2cm" svg:y1="0.5cm" svg:x2="6cm" svg:y2="0.5cm">
          <text:p text:style-name="P2"/>
        </draw:line>
        <presentation:notes draw:style-name="dp2">
          <draw:page-thumbnail draw:style-name="gr17" draw:layer="layout" svg:width="14.848cm" svg:height="11.135cm" svg:x="2.652cm" svg:y="2.365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GB" style:font-family-asian="Arial" style:font-family-generic-asian="system" style:font-pitch-asian="variable" style:font-size-asian="24pt" style:language-asian="en" style:country-asian="GB" style:font-family-complex="Arial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800080" draw:fill-image-width="0cm" draw:fill-image-height="0cm" fo:padding-top="0.03cm" fo:padding-bottom="0.03cm" fo:padding-left="0.05cm" fo:padding-right="0.0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font-family="Arial" style:font-family-generic="roman" style:font-pitch="variable" fo:font-size="6pt" fo:font-style="normal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28T18:31:36</meta:creation-date>
    <dc:date>2007-06-29T11:43:43</dc:date>
    <dc:language>en-GB</dc:language>
    <meta:editing-cycles>21</meta:editing-cycles>
    <meta:editing-duration>PT3H7M6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